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624.42pt" svg:height="394.55pt" svg:x="298.57pt" svg:y="0pt">
            <draw:object draw:notify-on-update-of-ranges="fibonacci.A1:fibonacci.A1 fibonacci.A2:fibonacci.A102 fibonacci.B1:fibonacci.B1 fibonacci.B2:fibonacci.B102 fibonacci.C1:fibonacci.C1 fibonacci.C2:fibonacci.C102 fibonacci.D1:fibonacci.D1 fibonacci.D2:fibonacci.D102 fibonacci.E1:fibonacci.E1 fibonacci.E2:fibonacci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 text:c="6"/>F_v1</text:p>
          </table:table-cell>
          <table:table-cell office:value-type="string" calcext:value-type="string">
            <text:p><text:s text:c="6"/>F_v2</text:p>
          </table:table-cell>
          <table:table-cell office:value-type="string" calcext:value-type="string">
            <text:p><text:s text:c="6"/>F_v3</text:p>
          </table:table-cell>
          <table:table-cell office:value-type="string" calcext:value-type="string">
            <text:p><text:s text:c="6"/>F_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41" calcext:value-type="float">
            <text:p>4.1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6" calcext:value-type="float">
            <text:p>6E-06</text:p>
          </table:table-cell>
          <table:table-cell table:number-columns-repeated="3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9E-06</text:p>
          </table:table-cell>
          <table:table-cell table:number-columns-repeated="3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1E-05</text:p>
          </table:table-cell>
          <table:table-cell table:number-columns-repeated="3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3" calcext:value-type="float">
            <text:p>1.3E-05</text:p>
          </table:table-cell>
          <table:table-cell table:number-columns-repeated="3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83" calcext:value-type="float">
            <text:p>0.000583</text:p>
          </table:table-cell>
          <table:table-cell table:number-columns-repeated="3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01" calcext:value-type="float">
            <text:p>0.00030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73" calcext:value-type="float">
            <text:p>0.000473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765" calcext:value-type="float">
            <text:p>0.000765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307" calcext:value-type="float">
            <text:p>0.001307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324" calcext:value-type="float">
            <text:p>0.00232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275" calcext:value-type="float">
            <text:p>0.003275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216" calcext:value-type="float">
            <text:p>0.00521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755" calcext:value-type="float">
            <text:p>0.013755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736" calcext:value-type="float">
            <text:p>0.02273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6829" calcext:value-type="float">
            <text:p>0.036829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8637" calcext:value-type="float">
            <text:p>0.058637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047" calcext:value-type="float">
            <text:p>0.095047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5218" calcext:value-type="float">
            <text:p>0.1521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45839" calcext:value-type="float">
            <text:p>0.245839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7958" calcext:value-type="float">
            <text:p>0.39795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43708" calcext:value-type="float">
            <text:p>0.643708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60873" calcext:value-type="float">
            <text:p>1.0608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684562" calcext:value-type="float">
            <text:p>1.68456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838725" calcext:value-type="float">
            <text:p>2.83872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06553" calcext:value-type="float">
            <text:p>4.506553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17466" calcext:value-type="float">
            <text:p>7.1746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585626" calcext:value-type="float">
            <text:p>11.58562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585626" calcext:value-type="float">
            <text:p>11.58562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85626" calcext:value-type="float">
            <text:p>11.585626</text:p>
          </table:table-cell>
          <table:table-cell table:number-columns-repeated="3" office:value-type="float" office:value="0.000001" calcext:value-type="float">
            <text:p>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9:22:06.415491863</dc:date>
    <meta:editing-duration>PT4M37S</meta:editing-duration>
    <meta:editing-cycles>1</meta:editing-cycles>
    <meta:document-statistic meta:table-count="1" meta:cell-count="5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29cm" svg:height="13.92cm" xlink:href=".." xlink:type="simple" chart:class="chart:line" chart:style-name="ch1">
        <chart:legend chart:legend-position="end" svg:x="19.283cm" svg:y="5.665cm" style:legend-expansion="high" chart:style-name="ch2"/>
        <chart:plot-area chart:style-name="ch3" table:cell-range-address="fibonacci.A1:fibonacci.E102" chart:data-source-has-labels="row" svg:x="0.44cm" svg:y="0.278cm" svg:width="18.403cm" svg:height="13.364cm">
          <chartooo:coordinate-region svg:x="1.061cm" svg:y="0.399cm" svg:width="17.455cm" svg:height="12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nacci.A2:fibonacci.A102" chart:label-cell-address="fibonacci.A1:fibonacci.A1" chart:class="chart:line">
            <chart:data-point chart:repeated="101"/>
          </chart:series>
          <chart:series chart:style-name="ch7" chart:values-cell-range-address="fibonacci.B2:fibonacci.B102" chart:label-cell-address="fibonacci.B1:fibonacci.B1" chart:class="chart:line">
            <chart:data-point chart:repeated="101"/>
          </chart:series>
          <chart:series chart:style-name="ch8" chart:values-cell-range-address="fibonacci.C2:fibonacci.C102" chart:label-cell-address="fibonacci.C1:fibonacci.C1" chart:class="chart:line">
            <chart:data-point chart:repeated="101"/>
          </chart:series>
          <chart:series chart:style-name="ch9" chart:values-cell-range-address="fibonacci.D2:fibonacci.D102" chart:label-cell-address="fibonacci.D1:fibonacci.D1" chart:class="chart:line">
            <chart:data-point chart:repeated="101"/>
          </chart:series>
          <chart:series chart:style-name="ch10" chart:values-cell-range-address="fibonacci.E2:fibonacci.E102" chart:label-cell-address="fibonacci.E1:fibonacci.E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   n</text:p>
                <draw:g>
                  <svg:desc>fibonacci.A1:fibonacci.A1</svg:desc>
                </draw:g>
              </table:table-cell>
              <table:table-cell office:value-type="string">
                <text:p>      F_v1</text:p>
                <draw:g>
                  <svg:desc>fibonacci.B1:fibonacci.B1</svg:desc>
                </draw:g>
              </table:table-cell>
              <table:table-cell office:value-type="string">
                <text:p>      F_v2</text:p>
                <draw:g>
                  <svg:desc>fibonacci.C1:fibonacci.C1</svg:desc>
                </draw:g>
              </table:table-cell>
              <table:table-cell office:value-type="string">
                <text:p>      F_v3</text:p>
                <draw:g>
                  <svg:desc>fibonacci.D1:fibonacci.D1</svg:desc>
                </draw:g>
              </table:table-cell>
              <table:table-cell office:value-type="string">
                <text:p>      F_v4</text:p>
                <draw:g>
                  <svg:desc>fibonacci.E1:fibonacc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A2:fibonacci.A102</svg:desc>
                </draw:g>
              </table:table-cell>
              <table:table-cell office:value-type="float" office:value="0.000004">
                <text:p>0.000004</text:p>
                <draw:g>
                  <svg:desc>fibonacci.B2:fibonacci.B102</svg:desc>
                </draw:g>
              </table:table-cell>
              <table:table-cell office:value-type="float" office:value="0.000003">
                <text:p>0.000003</text:p>
                <draw:g>
                  <svg:desc>fibonacci.C2:fibonacci.C102</svg:desc>
                </draw:g>
              </table:table-cell>
              <table:table-cell office:value-type="float" office:value="0.000003">
                <text:p>0.000003</text:p>
                <draw:g>
                  <svg:desc>fibonacci.D2:fibonacci.D102</svg:desc>
                </draw:g>
              </table:table-cell>
              <table:table-cell office:value-type="float" office:value="0.000027">
                <text:p>0.000027</text:p>
                <draw:g>
                  <svg:desc>fibonacci.E2:fibonacci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892">
                <text:p>0.0008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1307">
                <text:p>0.0013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2324">
                <text:p>0.00232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3275">
                <text:p>0.0032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216">
                <text:p>0.0052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9115">
                <text:p>0.0091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3755">
                <text:p>0.0137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2736">
                <text:p>0.0227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36829">
                <text:p>0.03682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58637">
                <text:p>0.05863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5047">
                <text:p>0.09504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218">
                <text:p>0.1521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45839">
                <text:p>0.24583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97958">
                <text:p>0.3979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43708">
                <text:p>0.64370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060873">
                <text:p>1.0608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684562">
                <text:p>1.68456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838725">
                <text:p>2.8387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506553">
                <text:p>4.5065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.17466">
                <text:p>7.1746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.585626">
                <text:p>11.5856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